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5af" officeooo:paragraph-rsid="001705af"/>
    </style:style>
    <style:style style:name="P2" style:family="paragraph" style:parent-style-name="Standard">
      <style:text-properties officeooo:rsid="001705af" officeooo:paragraph-rsid="001766a5"/>
    </style:style>
    <style:style style:name="P3" style:family="paragraph" style:parent-style-name="Standard">
      <style:text-properties officeooo:rsid="001705af" officeooo:paragraph-rsid="00187d98"/>
    </style:style>
    <style:style style:name="P4" style:family="paragraph" style:parent-style-name="Standard">
      <style:text-properties officeooo:rsid="001705af" officeooo:paragraph-rsid="001a5130"/>
    </style:style>
    <style:style style:name="P5" style:family="paragraph" style:parent-style-name="Standard">
      <style:text-properties officeooo:rsid="001705af" officeooo:paragraph-rsid="001b36a4"/>
    </style:style>
    <style:style style:name="T1" style:family="text">
      <style:text-properties officeooo:rsid="001766a5"/>
    </style:style>
    <style:style style:name="T2" style:family="text">
      <style:text-properties officeooo:rsid="00187d98"/>
    </style:style>
    <style:style style:name="T3" style:family="text">
      <style:text-properties officeooo:rsid="001b3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t-Awareness Questionnaire</text:p>
      <text:p text:style-name="P1">1 What is your current diet plan?<text:line-break/>a. Low Carb</text:p>
      <text:p text:style-name="P1">b. High Protein<text:line-break/>c. Vegan<text:line-break/>d. Other (please specify)<text:line-break/></text:p>
      <text:p text:style-name="P1">6 What is the main reason for following your current diet plan?</text:p>
      <text:p text:style-name="P1">a. Health Concerns<text:line-break/>b. Weight Management<text:line-break/>c. Ethical/Environmental Reasons<text:line-break/>d. Other (please specify)<text:line-break/></text:p>
      <text:p text:style-name="P2">11 Have you tried using a diet requirement system before?<text:line-break/> Yes<text:line-break/> No<text:line-break/><text:span text:style-name="T1">11b) </text:span>If yes, from the scale of 1-5 how satisfied were you with the diet requirement system you used?</text:p>
      <text:p text:style-name="P2"/>
      <text:p text:style-name="P3">Very Satisfied<text:line-break/>Satisfied<text:line-break/>Neutral<text:line-break/>Dissatisfied<text:line-break/>Very Dissatisfied<text:line-break/></text:p>
      <text:p text:style-name="P3">20 <text:span text:style-name="T2">From a scale of 1 to 5, h</text:span>ow important is the convenience of the diet requirement system to you?<text:line-break/></text:p>
      <text:p text:style-name="P3">a. Very Important<text:line-break/>b. Important<text:line-break/>c. Neutral<text:line-break/>d. Not Important<text:line-break/>e. Not at all Important<text:line-break/></text:p>
      <text:p text:style-name="P4">26 What features would you like to see in a diet requirement system? (Select all that apply)</text:p>
      <text:p text:style-name="P5"><text:s/><text:span text:style-name="T3">a</text:span>. Customizable Meal Plans</text:p>
      <text:p text:style-name="P4"><text:s/>b. Food Tracking<text:line-break/> c. Recipe Suggestions<text:line-break/> d. Nutritional Inform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6:26:23.567407603</meta:creation-date>
    <dc:date>2023-02-07T16:56:33.119546288</dc:date>
    <meta:editing-duration>PT19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49" meta:character-count="886" meta:non-whitespace-character-count="738"/>
  </office:meta>
</office:document-meta>
</file>